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apping Pilot Workshop 2</text:title></text:p>
      <text:p text:style-name="OrgTitle"/>
      <text:p text:style-name="OrgSubtitle"><text:initial-creator>Karel Kremer</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Planning slides</text:a></text:p>
          <text:p text:style-name="Contents_20_1"><text:a xlink:type="simple" xlink:href="#sec-2">2. Classification slides</text:a></text:p>
          <text:p text:style-name="Contents_20_2"><text:a xlink:type="simple" xlink:href="#sec-2-1">2.1. Rome</text:a></text:p>
          <text:p text:style-name="Contents_20_2"><text:a xlink:type="simple" xlink:href="#sec-2-2">2.2. Czech</text:a></text:p>
          <text:p text:style-name="Contents_20_2"><text:a xlink:type="simple" xlink:href="#sec-2-3">2.3. General questions</text:a></text:p>
          <text:p text:style-name="Contents_20_2"><text:a xlink:type="simple" xlink:href="#sec-2-4">2.4. Spain</text:a></text:p>
          <text:p text:style-name="Contents_20_2"><text:a xlink:type="simple" xlink:href="#sec-2-5">2.5. Occupation vs Job</text:a></text:p>
          <text:p text:style-name="Contents_20_2"><text:a xlink:type="simple" xlink:href="#sec-2-6">2.6. tasks</text:a></text:p>
          <text:p text:style-name="Contents_20_2"><text:a xlink:type="simple" xlink:href="#sec-2-7">2.7. ISCO</text:a></text:p>
          <text:p text:style-name="Contents_20_1"><text:a xlink:type="simple" xlink:href="#sec-3">3. automatic mapping</text:a></text:p>
          <text:p text:style-name="Contents_20_1"><text:a xlink:type="simple" xlink:href="#sec-4">4. evaluation grid</text:a></text:p>
          <text:p text:style-name="Contents_20_1"><text:a xlink:type="simple" xlink:href="#sec-5">5. Spanish PES</text:a></text:p>
          <text:p text:style-name="Contents_20_2"><text:a xlink:type="simple" xlink:href="#sec-5-1">5.1. codifications</text:a></text:p>
          <text:p text:style-name="Contents_20_2"><text:a xlink:type="simple" xlink:href="#sec-5-2">5.2. job offers</text:a></text:p>
          <text:p text:style-name="Contents_20_2"><text:a xlink:type="simple" xlink:href="#sec-5-3">5.3. coverage of the sectors</text:a></text:p>
          <text:p text:style-name="Contents_20_3"><text:a xlink:type="simple" xlink:href="#sec-5-3-1">5.3.1. HOSPI</text:a></text:p>
          <text:p text:style-name="Contents_20_3"><text:a xlink:type="simple" xlink:href="#sec-5-3-2">5.3.2. AGRI</text:a></text:p>
          <text:p text:style-name="Contents_20_3"><text:a xlink:type="simple" xlink:href="#sec-5-3-3">5.3.3. VET</text:a></text:p>
          <text:p text:style-name="Contents_20_2"><text:a xlink:type="simple" xlink:href="#sec-5-4">5.4. vocational training (professional families, divided in professional areas)</text:a></text:p>
          <text:p text:style-name="Contents_20_1"><text:a xlink:type="simple" xlink:href="#sec-6">6. French PES</text:a></text:p>
          <text:p text:style-name="Contents_20_2"><text:a xlink:type="simple" xlink:href="#sec-6-1">6.1. Hospi and Trouism</text:a></text:p>
          <text:p text:style-name="Contents_20_2"><text:a xlink:type="simple" xlink:href="#sec-6-2">6.2. Agri and VET</text:a></text:p>
          <text:p text:style-name="Contents_20_2"><text:a xlink:type="simple" xlink:href="#sec-6-3">6.3. Statistics on labour market</text:a></text:p>
          <text:p text:style-name="Contents_20_2"><text:a xlink:type="simple" xlink:href="#sec-6-4">6.4. transparency of labour market</text:a></text:p>
          <text:p text:style-name="Contents_20_2"><text:a xlink:type="simple" xlink:href="#sec-6-5">6.5. survey: enquete besoins en main-d'ouevres</text:a></text:p>
          <text:p text:style-name="Contents_20_1"><text:a xlink:type="simple" xlink:href="#sec-7">7. Dutch PES</text:a></text:p>
          <text:p text:style-name="Contents_20_1"><text:a xlink:type="simple" xlink:href="#sec-8">8. General and off-topic</text:a></text:p>
          <text:p text:style-name="Contents_20_1"><text:a xlink:type="simple" xlink:href="#sec-9">9. first results</text:a></text:p>
        </text:index-body>
      </text:table-of-content>
      <text:h text:style-name="Heading_20_1" text:outline-level="1">
<text:bookmark-start text:name="OrgXref.sec-1"/>
<text:bookmark text:name="sec-1"/>Planning slides
<text:bookmark-end text:name="OrgXref.sec-1"/></text:h>
      <text:list text:style-name="OrgBulletedList" text:continue-numbering="false">
        <text:list-item>
          <text:p text:style-name="Text_20_body">no comments, planning to be confirmed later in the day
</text:p>
        </text:list-item>
      </text:list>
      <text:h text:style-name="Heading_20_1" text:outline-level="1">
<text:bookmark-start text:name="OrgXref.sec-2"/>
<text:bookmark text:name="sec-2"/>Classification slides
<text:bookmark-end text:name="OrgXref.sec-2"/></text:h>
      <text:h text:style-name="Heading_20_2" text:outline-level="2">
<text:bookmark-start text:name="OrgXref.sec-2-1"/>
<text:bookmark text:name="sec-2-1"/>Rome
<text:bookmark-end text:name="OrgXref.sec-2-1"/></text:h>
      <text:list text:style-name="OrgBulletedList" text:continue-numbering="false">
        <text:list-item>
          <text:p text:style-name="Text_20_body">double structure of ROME: one is the everyday structure, the other is a structure for specific needs. E.g. give me all occupations related to environmental needs, give me all occupations that do not need a qualification, … 
</text:p>
        </text:list-item>
      </text:list>
      <text:h text:style-name="Heading_20_2" text:outline-level="2">
<text:bookmark-start text:name="OrgXref.sec-2-2"/>
<text:bookmark text:name="sec-2-2"/>Czech
<text:bookmark-end text:name="OrgXref.sec-2-2"/></text:h>
      <text:list text:style-name="OrgBulletedList" text:continue-numbering="false">
        <text:list-item>
          <text:p text:style-name="Text_20_body">[TODO] What would the mapping from occupations to EQF mean? The level of qualification required? Need to get this information from the Czech PES
</text:p>
        </text:list-item>
      </text:list>
      <text:h text:style-name="Heading_20_2" text:outline-level="2">
<text:bookmark-start text:name="OrgXref.sec-2-3"/>
<text:bookmark text:name="sec-2-3"/>General questions
<text:bookmark-end text:name="OrgXref.sec-2-3"/></text:h>
      <text:list text:style-name="OrgBulletedList" text:continue-numbering="false">
        <text:list-item>
          <text:p text:style-name="Text_20_body">two very rich systems in the Pilot [French, Dutch]
</text:p>
        </text:list-item>
        <text:list-item>
          <text:p text:style-name="Text_20_body">ESCO seems to miss task descriptions.
</text:p>
        </text:list-item>
        <text:list-item>
          <text:p text:style-name="Text_20_body">[!] Rome profile says (in a descriptive way) which certificates are required. BUT it is not formalized. Gerd corrects: they have a very systematic approach to certifications. They have a central database that is linked to the educational system and labour market training. This is included in a structured way into Rome and added information to step-ups to the certificates. All of this information is shared with the educational and labour market training. However, this is a specific database, available on the internet. They are linked together via Rome code.
</text:p>
        </text:list-item>
        <text:list-item>
          <text:p text:style-name="Text_20_body">Netherlands has something similar: national qualifications database, linked to the occupations. There was a study on this.
</text:p>
        </text:list-item>
        <text:list-item>
          <text:p text:style-name="Text_20_body">Spain has a similar relationship to vocational training. (relation between occ, qualification and competences)
</text:p>
        </text:list-item>
        <text:list-item>
          <text:p text:style-name="Text_20_body">France also has links to vocational training in the FPA (continual vocational training) database on qualifications. Note: when FPA defines a training, they need an approval from the national level (quality label)
</text:p>
        </text:list-item>
        <text:list-item>
          <text:p text:style-name="Text_20_body">Note: PES is not responsible for qualifications
</text:p>
        </text:list-item>
        <text:list-item>
          <text:p text:style-name="Text_20_body">context: e.g. the job happens in a port, it's a night job, … So this can be formally structured (ROME does this using conditions). But in general the context is related to the activities (and how they are implemented in a certain company). Katrien explains that the work context will be added as a new pillar in ESCO. Is this are more formal context, regulsations, labour market systems (night job, weekend), environments (harbour). E.g. kook: has different cuisines as a work context. However, in the moment it is not a structured classifications, just a flat list.
</text:p>
        </text:list-item>
        <text:list-item>
          <text:p text:style-name="Text_20_body">Czech system does not cover the whole of the labour market (unsure, they are not here). It was developed for a certain subdomain -&gt; this will give a different dimension to the linking with EQF
</text:p>
        </text:list-item>
      </text:list>
      <text:h text:style-name="Heading_20_2" text:outline-level="2">
<text:bookmark-start text:name="OrgXref.sec-2-4"/>
<text:bookmark text:name="sec-2-4"/>Spain
<text:bookmark-end text:name="OrgXref.sec-2-4"/></text:h>
      <text:list text:style-name="OrgBulletedList" text:continue-numbering="false">
        <text:list-item>
          <text:p text:style-name="Text_20_body">has only occupations because there are other databases in Spain with the other content (SC and Q)
</text:p>
        </text:list-item>
      </text:list>
      <text:h text:style-name="Heading_20_2" text:outline-level="2">
<text:bookmark-start text:name="OrgXref.sec-2-5"/>
<text:bookmark text:name="sec-2-5"/>Occupation vs Job
<text:bookmark-end text:name="OrgXref.sec-2-5"/></text:h>
      <text:list text:style-name="OrgBulletedList" text:continue-numbering="false">
        <text:list-item>
          <text:p text:style-name="Text_20_body">there is a big difference between occupations and jobs? This will need separate attention. A job is a <text:span text:style-name="Bold">mix</text:span> of labour market activities, depending on the company the content of the job is different. So: in the context of mapping, we should be able to map <text:span text:style-name="Bold">jobs</text:span> not <text:span text:style-name="Bold">occupations</text:span>. 
</text:p>
        </text:list-item>
        <text:list-item>
          <text:p text:style-name="Text_20_body">for ESCO a job is a set of tasks or responsibilities that is executed by one person in a specific workspace
</text:p>
        </text:list-item>
        <text:list-item>
          <text:p text:style-name="Text_20_body">occupations are groupings of jobs with similar tasks/responsibilities
</text:p>
        </text:list-item>
        <text:list-item>
          <text:p text:style-name="Text_20_body">classification system contains things that can be used to describe the contents of the job, but the job will not be part of the classficiation system
</text:p>
        </text:list-item>
        <text:list-item>
          <text:p text:style-name="Text_20_body">so when doing a mapping, we cannot map the jobs, but we can map the <text:span text:style-name="Bold">elements</text:span> that describe the job.
</text:p>
        </text:list-item>
        <text:list-item>
          <text:p text:style-name="Text_20_body">job come in when we want to assess the quality of the mapping study (to verify that the job can indeed be described after the mapping).
</text:p>
        </text:list-item>
        <text:list-item>
          <text:p text:style-name="Text_20_body">note: there are also occupations that intersect completely with their job (e.g. dentist)
</text:p>
        </text:list-item>
        <text:list-item>
          <text:p text:style-name="Text_20_body">if ISCO is a reference between the 28 national classifications, occupations are a good pillar to relate the jobs (jobs might be to fine grained). The occupations have many relations as well, which further details them (SC, Q). Occupation pillar should not be the only pillar (e.g. EQF, …)
</text:p>
        </text:list-item>
        <text:list-item>
          <text:p text:style-name="Text_20_body">currently, information exchange in EURES is only based on ISCO, so even only occupations would help a lot already. Phased approach, first OCC, then SC, … ? 
</text:p>
        </text:list-item>
        <text:list-item>
          <text:p text:style-name="Text_20_body">conclusion: mapping occupations is good, but mapping of skills, tasks and other international standards would be required too. Do not isolate the mapping to the occupation pillar
</text:p>
        </text:list-item>
      </text:list>
      <text:h text:style-name="Heading_20_2" text:outline-level="2">
<text:bookmark-start text:name="OrgXref.sec-2-6"/>
<text:bookmark text:name="sec-2-6"/>tasks
<text:bookmark-end text:name="OrgXref.sec-2-6"/></text:h>
      <text:list text:style-name="OrgBulletedList" text:continue-numbering="false">
        <text:list-item>
          <text:p text:style-name="Text_20_body">Martin: the difference between skills/competences and tasks might not be that big. Can we get some examples per type of concept to understand the difference?
</text:p>
        </text:list-item>
        <text:list-item>
          <text:p text:style-name="Text_20_body">Task in esco: something that is executed by one person in a job, skills/competence: able to perform a certain type of task
</text:p>
        </text:list-item>
        <text:list-item>
          <text:p text:style-name="Text_20_body">in dutch and rome: competences are always behavioural (psychological), tasks are on an abstract level, but not job specific (they are occupation specific though), activity in rome = group of tasks (1-3 done at the same time)
</text:p>
        </text:list-item>
      </text:list>
      <text:h text:style-name="Heading_20_2" text:outline-level="2">
<text:bookmark-start text:name="OrgXref.sec-2-7"/>
<text:bookmark text:name="sec-2-7"/>ISCO
<text:bookmark-end text:name="OrgXref.sec-2-7"/></text:h>
      <text:list text:style-name="OrgBulletedList" text:continue-numbering="false">
        <text:list-item>
          <text:p text:style-name="Text_20_body">there was an impression that ISCO would be abandoned in ESCO v1. This is not true, the hierarchy is no longer equal to ISCO, but mapping to ISCO will remain
</text:p>
        </text:list-item>
        <text:list-item>
          <text:p text:style-name="Text_20_body">reason: if we want to use the occupation hierarchy to drill down, you would need expert knowledge of ISCO
</text:p>
        </text:list-item>
      </text:list>
      <text:h text:style-name="Heading_20_1" text:outline-level="1">
<text:bookmark-start text:name="OrgXref.sec-3"/>
<text:bookmark text:name="sec-3"/>automatic mapping
<text:bookmark-end text:name="OrgXref.sec-3"/></text:h>
      <text:list text:style-name="OrgBulletedList" text:continue-numbering="false">
        <text:list-item>
          <text:p text:style-name="Text_20_body">can we open the automatic mapping algorithm to the PES?
</text:p>
        </text:list-item>
      </text:list>
      <text:h text:style-name="Heading_20_1" text:outline-level="1">
<text:bookmark-start text:name="OrgXref.sec-4"/>
<text:bookmark text:name="sec-4"/>evaluation grid
<text:bookmark-end text:name="OrgXref.sec-4"/></text:h>
      <text:list text:style-name="OrgBulletedList" text:continue-numbering="false">
        <text:list-item>
          <text:p text:style-name="Text_20_body">technial machines can be a requirement on the jobmarket (not just the provider, the actual machine and version of the software). However, this means we need enough cases to be realistic and the PES need to have the right vacancies (the employers actually make them). With the sectors we have now, we will not encounter that (will encounter that only with large production domains)
</text:p>
        </text:list-item>
        <text:list-item>
          <text:p text:style-name="Text_20_body">we only have hospi , agri and vet, SO we will not cover all sectors and problem areas (see last point above). Our conclusions cannot be too optimistic!
</text:p>
        </text:list-item>
        <text:list-item>
          <text:p text:style-name="Text_20_body">ROME has a description of the specific tools that are used. However, it was a problem to be as specific as possible but as broadly applicable as possible.
</text:p>
        </text:list-item>
        <text:list-item>
          <text:p text:style-name="Text_20_body">ESCO should not be a CV-JV matching tool, it should be a vocabulary, we need to see whether we can capture the information in the PES scenarios.
</text:p>
        </text:list-item>
        <text:list-item>
          <text:p text:style-name="Text_20_body">Mapping pilot should be an iterative process: in the first two months we should limit the scope to the mapping. Then we can switch to matching (possibly) and improve the mapping later.
</text:p>
        </text:list-item>
        <text:list-item>
          <text:p text:style-name="Text_20_body">evaluation grid for JVS encoding: how will it be filled in? <text:span text:style-name="Emphasis">Numbers of concepts</text:span> first in non-structured, PES concepts, so PES to fill the first two columns. Problem Martin has: there is a difference in level of detail between the codings (and the raw data).
</text:p>
        </text:list-item>
        <text:list-item>
          <text:p text:style-name="Text_20_body">[TODO] Work for the PES: take the documents provided. TF translates them, PES codes them in their system, TF extracts the concepts and the numbers.
</text:p>
        </text:list-item>
        <text:list-item>
          <text:p text:style-name="Text_20_body">Structured information (pure text) delivered to PES, they will treat it as they treat any case in their system, all of this information will be sent back to ESCO (may be more than we can handle). This means we will get 4 different vacancies, one for every PES, each in the representation that is used by the PES.
</text:p>
        </text:list-item>
        <text:list-item>
          <text:p text:style-name="Text_20_body">if its a JV, employer decides what is in there
</text:p>
        </text:list-item>
        <text:list-item>
          <text:p text:style-name="Text_20_body">if it is a CV, the client decides what is in there, furthermore, there is information in the client file. It is not allowed to exchange all information here (by law). If there is such information, we should indicate the information that was not shared. 
</text:p>
        </text:list-item>
        <text:list-item>
          <text:p text:style-name="Text_20_body">during matching at VDAB, the only information that is shared is job related. Automatic matching plays very safe and never uses that information. E.g. it does not even use the desired job, if they want it they need to give a written approval. At that point it is a service and is no longer automatic. 
</text:p>
        </text:list-item>
        <text:list-item>
          <text:p text:style-name="Text_20_body">how the information in the JSS and JVS will be used is a step too far.
</text:p>
        </text:list-item>
        <text:list-item>
          <text:p text:style-name="Text_20_body">evaluated items are very much related to how ESCO is thinking about this. E.g. salary and labour contracts are not there. Maybe working environments should be more developed? Martin notes that ESCO does not aim to capture this information. 
</text:p>
        </text:list-item>
        <text:list-item>
          <text:p text:style-name="Text_20_body">Dutch PES only codes occupations, the skills are free text. So from the CV the skills will be listed in the free text but 0 skills will be coded from the PES.
</text:p>
        </text:list-item>
      </text:list>
      <text:h text:style-name="Heading_20_1" text:outline-level="1">
<text:bookmark-start text:name="OrgXref.sec-5"/>
<text:bookmark text:name="sec-5"/>Spanish PES
<text:bookmark-end text:name="OrgXref.sec-5"/></text:h>
      <text:h text:style-name="Heading_20_2" text:outline-level="2">
<text:bookmark-start text:name="OrgXref.sec-5-1"/>
<text:bookmark text:name="sec-5-1"/>codifications
<text:bookmark-end text:name="OrgXref.sec-5-1"/></text:h>
      <text:list text:style-name="OrgBulletedList" text:continue-numbering="false">
        <text:list-item>
          <text:p text:style-name="Text_20_body">how does the Spanish PES organize the job offer and demand
</text:p>
        </text:list-item>
        <text:list-item>
          <text:p text:style-name="Text_20_body">common data in spain (spain is very decentralized):
</text:p>
          <text:list text:style-name="OrgBulletedList" text:continue-numbering="true">
            <text:list-item>
              <text:p text:style-name="Text_20_body">are codified, linking to other table with actual information. There are many different fields (languages, driving license, …)
</text:p>
            </text:list-item>
            <text:list-item>
              <text:p text:style-name="Text_20_body">observation column: indicators on how the code should be transferred to the EURES portal, e.g. you should translate this code to ISCO-08 instead
</text:p>
            </text:list-item>
            <text:list-item>
              <text:p text:style-name="Text_20_body">e.g. professional level is translated to a different table
</text:p>
            </text:list-item>
            <text:list-item>
              <text:p text:style-name="Text_20_body">language (written, spoken, …), certifications, 
</text:p>
            </text:list-item>
          </text:list>
        </text:list-item>
        <text:list-item>
          <text:p text:style-name="Text_20_body">CV is similar, also has availability and other CV specific things
</text:p>
        </text:list-item>
      </text:list>
      <text:h text:style-name="Heading_20_2" text:outline-level="2">
<text:bookmark-start text:name="OrgXref.sec-5-2"/>
<text:bookmark text:name="sec-5-2"/>job offers
<text:bookmark-end text:name="OrgXref.sec-5-2"/></text:h>
      <text:list text:style-name="OrgBulletedList" text:continue-numbering="false">
        <text:list-item>
          <text:p text:style-name="Text_20_body">every code gets a value (which may be 'not specified')
</text:p>
        </text:list-item>
        <text:list-item>
          <text:p text:style-name="Text_20_body">PES replies to job offers with a list of candidates (they do not know which candidates are chosen)
</text:p>
        </text:list-item>
        <text:list-item>
          <text:p text:style-name="Text_20_body">PES decides to put people on the list by matching the Job offer criteria to the list of people. If the list is very large, the PES contacts the people and they can choose to apply themselves.
</text:p>
        </text:list-item>
        <text:list-item>
          <text:p text:style-name="Text_20_body">if the PES gets a registered contract, they know that the job offer was successful. (If the employer does not register the contract, the PES does not know the result of the contract).
</text:p>
        </text:list-item>
      </text:list>
      <text:h text:style-name="Heading_20_2" text:outline-level="2">
<text:bookmark-start text:name="OrgXref.sec-5-3"/>
<text:bookmark text:name="sec-5-3"/>coverage of the sectors
<text:bookmark-end text:name="OrgXref.sec-5-3"/></text:h>
      <text:p text:style-name="Text_20_body">Note from Spain: the sectors are divided differently between the different PES and ESCO, so the lists of occupations will be very different
</text:p>
      <text:h text:style-name="Heading_20_3" text:outline-level="3">
<text:bookmark-start text:name="OrgXref.sec-5-3-1"/>
<text:bookmark text:name="sec-5-3-1"/>HOSPI
<text:bookmark-end text:name="OrgXref.sec-5-3-1"/></text:h>
      <text:list text:style-name="OrgBulletedList" text:continue-numbering="false">
        <text:list-item>
          <text:p text:style-name="Text_20_body">number of PES occupations: (used extended version  of the PES) -&gt; 77 occupations
</text:p>
        </text:list-item>
        <text:list-item>
          <text:p text:style-name="Text_20_body">belonging to HOSPI according to PES, (not just NACE)
</text:p>
        </text:list-item>
        <text:list-item>
          <text:p text:style-name="Text_20_body">number of job vacancies and demands related to ESCO occupation groups (percentages of CV and JV are proportionate in the group)
</text:p>
        </text:list-item>
      </text:list>
      <text:h text:style-name="Heading_20_3" text:outline-level="3">
<text:bookmark-start text:name="OrgXref.sec-5-3-2"/>
<text:bookmark text:name="sec-5-3-2"/>AGRI
<text:bookmark-end text:name="OrgXref.sec-5-3-2"/></text:h>
      <text:list text:style-name="OrgBulletedList" text:continue-numbering="false">
        <text:list-item>
          <text:p text:style-name="Text_20_body">they differentiate between Agri and forestry (112) - and - fishery and aquaculture (37)
</text:p>
        </text:list-item>
        <text:list-item>
          <text:p text:style-name="Text_20_body">only 4 out of the 112 occupations are used in CV and JV (74 an 90 percent!) and only in one region in Spain
</text:p>
        </text:list-item>
        <text:list-item>
          <text:p text:style-name="Text_20_body">these occupations were the focus of the Spanish PES's investigation
</text:p>
        </text:list-item>
      </text:list>
      <text:h text:style-name="Heading_20_3" text:outline-level="3">
<text:bookmark-start text:name="OrgXref.sec-5-3-3"/>
<text:bookmark text:name="sec-5-3-3"/>VET
<text:bookmark-end text:name="OrgXref.sec-5-3-3"/></text:h>
      <text:list text:style-name="OrgBulletedList" text:continue-numbering="false">
        <text:list-item>
          <text:p text:style-name="Text_20_body">4 occupations
</text:p>
        </text:list-item>
      </text:list>
      <text:h text:style-name="Heading_20_2" text:outline-level="2">
<text:bookmark-start text:name="OrgXref.sec-5-4"/>
<text:bookmark text:name="sec-5-4"/>vocational training (professional families, divided in professional areas)
<text:bookmark-end text:name="OrgXref.sec-5-4"/></text:h>
      <text:list text:style-name="OrgBulletedList" text:continue-numbering="false">
        <text:list-item>
          <text:p text:style-name="Text_20_body">own hierarchy
</text:p>
        </text:list-item>
        <text:list-item>
          <text:p text:style-name="Text_20_body">some match
</text:p>
        </text:list-item>
        <text:list-item>
          <text:p text:style-name="Text_20_body">vet is not represented in vocational training hierarchy (but health is)
</text:p>
        </text:list-item>
        <text:list-item>
          <text:p text:style-name="Text_20_body">note: this is a different system than the occupational system, but it is linked through the occupation code
</text:p>
        </text:list-item>
        <text:list-item>
          <text:p text:style-name="Text_20_body">levels used in the qualification system is local to Spain. System is still under discussion in Spain
</text:p>
        </text:list-item>
      </text:list>
      <text:h text:style-name="Heading_20_1" text:outline-level="1">
<text:bookmark-start text:name="OrgXref.sec-6"/>
<text:bookmark text:name="sec-6"/>French PES
<text:bookmark-end text:name="OrgXref.sec-6"/></text:h>
      <text:h text:style-name="Heading_20_2" text:outline-level="2">
<text:bookmark-start text:name="OrgXref.sec-6-1"/>
<text:bookmark text:name="sec-6-1"/>Hospi and Trouism
<text:bookmark-end text:name="OrgXref.sec-6-1"/></text:h>
      <text:list text:style-name="OrgBulletedList" text:continue-numbering="false">
        <text:list-item>
          <text:p text:style-name="Text_20_body">is associated with leisure industry in ROME family
</text:p>
        </text:list-item>
      </text:list>
      <text:h text:style-name="Heading_20_2" text:outline-level="2">
<text:bookmark-start text:name="OrgXref.sec-6-2"/>
<text:bookmark text:name="sec-6-2"/>Agri and VET
<text:bookmark-end text:name="OrgXref.sec-6-2"/></text:h>
      <text:list text:style-name="OrgBulletedList" text:continue-numbering="false">
        <text:list-item>
          <text:p text:style-name="Text_20_body">are together in ROME family
</text:p>
        </text:list-item>
        <text:list-item>
          <text:p text:style-name="Text_20_body">the reason is that a family represents a fixed percentage of the labour market
</text:p>
        </text:list-item>
      </text:list>
      <text:h text:style-name="Heading_20_2" text:outline-level="2">
<text:bookmark-start text:name="OrgXref.sec-6-3"/>
<text:bookmark text:name="sec-6-3"/>Statistics on labour market
<text:bookmark-end text:name="OrgXref.sec-6-3"/></text:h>
      <text:list text:style-name="OrgBulletedList" text:continue-numbering="false">
        <text:list-item>
          <text:p text:style-name="Text_20_body">PES tries to concentrate on the needs of the clients
</text:p>
        </text:list-item>
        <text:list-item>
          <text:p text:style-name="Text_20_body">so they focus on very particulare information for employers and job seekers
</text:p>
        </text:list-item>
        <text:list-item>
          <text:p text:style-name="Text_20_body">statistics per occupation subdomain e.g. elevage bovin ou equin
</text:p>
          <text:list text:style-name="OrgBulletedList" text:continue-numbering="true">
            <text:list-item>
              <text:p text:style-name="Text_20_body">number of offers
</text:p>
            </text:list-item>
            <text:list-item>
              <text:p text:style-name="Text_20_body">types of ocntract
</text:p>
            </text:list-item>
            <text:list-item>
              <text:p text:style-name="Text_20_body">slaries
</text:p>
            </text:list-item>
            <text:list-item>
              <text:p text:style-name="Text_20_body">ages
</text:p>
            </text:list-item>
            <text:list-item>
              <text:p text:style-name="Text_20_body">ways of recruitment: (not everyone goes through PES, e.g. relation personnelle)
</text:p>
            </text:list-item>
          </text:list>
        </text:list-item>
      </text:list>
      <text:h text:style-name="Heading_20_2" text:outline-level="2">
<text:bookmark-start text:name="OrgXref.sec-6-4"/>
<text:bookmark text:name="sec-6-4"/>transparency of labour market
<text:bookmark-end text:name="OrgXref.sec-6-4"/></text:h>
      <text:list text:style-name="OrgBulletedList" text:continue-numbering="false">
        <text:list-item>
          <text:p text:style-name="Text_20_body">new, big programme with aggregation of job offers 
</text:p>
        </text:list-item>
        <text:list-item>
          <text:p text:style-name="Text_20_body">participation of big private companies and sector based companies
</text:p>
        </text:list-item>
        <text:list-item>
          <text:p text:style-name="Text_20_body">idea is to get more offers on their website
</text:p>
        </text:list-item>
        <text:list-item>
          <text:p text:style-name="Text_20_body">end of july: 150k job offers from partners, 150k from Pole Employ
</text:p>
        </text:list-item>
        <text:list-item>
          <text:p text:style-name="Text_20_body">currently 28 partners, growing to 50 partners
</text:p>
        </text:list-item>
        <text:list-item>
          <text:p text:style-name="Text_20_body">some big partners are not included because the quality is too low (e.g. monster and indeed)
</text:p>
        </text:list-item>
        <text:list-item>
          <text:p text:style-name="Text_20_body">representation of the partners differs greatly between the sectors (charts)
</text:p>
        </text:list-item>
        <text:list-item>
          <text:p text:style-name="Text_20_body">representation of the partners differs greatly between the regions (charts)
</text:p>
        </text:list-item>
      </text:list>
      <text:h text:style-name="Heading_20_2" text:outline-level="2">
<text:bookmark-start text:name="OrgXref.sec-6-5"/>
<text:bookmark text:name="sec-6-5"/>survey: enquete besoins en main-d'ouevres
<text:bookmark-end text:name="OrgXref.sec-6-5"/></text:h>
      <text:list text:style-name="OrgBulletedList" text:continue-numbering="false">
        <text:list-item>
          <text:p text:style-name="Text_20_body">yearly effort
</text:p>
        </text:list-item>
        <text:list-item>
          <text:p text:style-name="Text_20_body">2M3k companies have been asked =&gt; result of the labour market for 2014
</text:p>
        </text:list-item>
        <text:list-item>
          <text:p text:style-name="Text_20_body">e.g. AGRI: gardeners: 20k needs declared for 2014; waiters: 70k needs declared.
</text:p>
        </text:list-item>
        <text:list-item>
          <text:p text:style-name="Text_20_body">these are foreseen vacancies in 2014
</text:p>
        </text:list-item>
      </text:list>
      <text:h text:style-name="Heading_20_1" text:outline-level="1">
<text:bookmark-start text:name="OrgXref.sec-7"/>
<text:bookmark text:name="sec-7"/>Dutch PES
<text:bookmark-end text:name="OrgXref.sec-7"/></text:h>
      <text:list text:style-name="OrgBulletedList" text:continue-numbering="false">
        <text:list-item>
          <text:p text:style-name="Text_20_body">excused: no numbers prepared, cannot be related to ESCO
</text:p>
        </text:list-item>
        <text:list-item>
          <text:p text:style-name="Text_20_body">provided data and hoped TF could relate, but did not receive enough information from other PES in time to relate
</text:p>
        </text:list-item>
      </text:list>
      <text:h text:style-name="Heading_20_1" text:outline-level="1">
<text:bookmark-start text:name="OrgXref.sec-8"/>
<text:bookmark text:name="sec-8"/>General and off-topic
<text:bookmark-end text:name="OrgXref.sec-8"/></text:h>
      <text:list text:style-name="OrgBulletedList" text:continue-numbering="false">
        <text:list-item>
          <text:p text:style-name="Text_20_body">skilled worker: very big part in the Spanish sector. Was it wrong to remove it from the ESCO system? Gerd: hold a little! We do want to remove this vagueness. However, in the Mapping pilot it will be interesting! How can you map this?
</text:p>
        </text:list-item>
        <text:list-item>
          <text:p text:style-name="Text_20_body">is there any content available for Hospi, Agri, VET? Yes there is, but it is still work in progress. We should wait for the content to be signed off (October).
</text:p>
        </text:list-item>
        <text:list-item>
          <text:p text:style-name="Text_20_body">the next meeting will be discussed by doodle
</text:p>
        </text:list-item>
        <text:list-item>
          <text:p text:style-name="Text_20_body">Julius: use cases are too specific. 
</text:p>
        </text:list-item>
        <text:list-item>
          <text:p text:style-name="Text_20_body">TODO next workshop, Martin would like to see: original ESCO, mapped concept, target PES content
</text:p>
        </text:list-item>
        <text:list-item>
          <text:p text:style-name="Text_20_body">TODO mapping: you need to see mapping and context of both concepts. How would you see it? Excel dumps are good enough. Agriculture would be appreciated as well, much bigger
</text:p>
        </text:list-item>
        <text:list-item>
          <text:p text:style-name="Text_20_body">CASCOD
</text:p>
        </text:list-item>
      </text:list>
      <text:h text:style-name="Heading_20_1" text:outline-level="1">
<text:bookmark-start text:name="OrgXref.sec-9"/>
<text:bookmark text:name="sec-9"/>first results
<text:bookmark-end text:name="OrgXref.sec-9"/></text:h>
      <text:list text:style-name="OrgBulletedList" text:continue-numbering="false">
        <text:list-item>
          <text:p text:style-name="Text_20_body">take an example CV and JV 
</text:p>
        </text:list-item>
        <text:list-item>
          <text:p text:style-name="Text_20_body">go through the entire process with these examples, so the PES understands what needs to happen
</text:p>
        </text:list-item>
        <text:list-item>
          <text:p text:style-name="Text_20_body">then send it out so the PES can do one step and we can validate in the next meeting
</text:p>
        </text:list-item>
        <text:list-item>
          <text:p text:style-name="Text_20_body">we can discuss step-by-step with the PES over skype/gotomeeting
</text:p>
        </text:list-item>
        <text:list-item>
          <text:p text:style-name="Text_20_body">step 1 = coding
</text:p>
        </text:list-item>
        <text:list-item>
          <text:p text:style-name="Text_20_body">step 2 = transcoding
</text:p>
        </text:list-item>
        <text:list-item>
          <text:p text:style-name="Text_20_body">step 3 = actual mapping
</text:p>
        </text:list-item>
        <text:list-item>
          <text:p text:style-name="Text_20_body">we will keep a log of the actions we did and share it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arel Kremer</dc:creator>
    <meta:initial-creator>Karel Kremer</meta:initial-creator>
    <dc:date>2014-09-16T20:40:23</dc:date>
    <meta:creation-date>2014-09-16T20:40:23</meta:creation-date>
    <meta:generator/>
    <meta:keyword>nil</meta:keyword>
    <dc:subject>nil</dc:subject>
    <dc:title>Mapping Pilot Workshop 2</dc:title>
  </office:meta>
</office:document-meta>
</file>